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58cm" svg:height="6.188cm" svg:x="0cm" svg:y="3.454cm">
            <draw:object draw:notify-on-update-of-ranges="Sheet1.A3:Sheet1.A7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245cm" svg:height="8.951cm" svg:x="11.758cm" svg:y="2.205cm">
            <draw:object draw:notify-on-update-of-ranges="Sheet1.C3:Sheet1.C7 Sheet1.D3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3" table:default-cell-style-name="ce1"/>
        <table:table-row table:style-name="ro1">
          <table:table-cell table:style-name="ce2" office:value-type="string" calcext:value-type="string" table:number-columns-spanned="2" table:number-rows-spanned="1">
            <text:p>Selection Sor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ubble Sort</text:p>
          </table:table-cell>
          <table:covered-table-cell table:style-name="ce2"/>
          <table:table-cell table:number-columns-repeated="6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00" calcext:value-type="float">
            <text:p>100</text:p>
          </table:table-cell>
          <table:table-cell office:value-type="float" office:value="0.000074" calcext:value-type="float">
            <text:p>7.4E-05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200" calcext:value-type="float">
            <text:p>200</text:p>
          </table:table-cell>
          <table:table-cell office:value-type="float" office:value="0.000504" calcext:value-type="float">
            <text:p>0.000504</text:p>
          </table:table-cell>
          <table:table-cell table:number-columns-repeated="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300" calcext:value-type="float">
            <text:p>300</text:p>
          </table:table-cell>
          <table:table-cell office:value-type="float" office:value="0.000787" calcext:value-type="float">
            <text:p>0.000787</text:p>
          </table:table-cell>
          <table:table-cell table:number-columns-repeated="6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400" calcext:value-type="float">
            <text:p>400</text:p>
          </table:table-cell>
          <table:table-cell office:value-type="float" office:value="0.001755" calcext:value-type="float">
            <text:p>0.001755</text:p>
          </table:table-cell>
          <table:table-cell table:number-columns-repeated="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500" calcext:value-type="float">
            <text:p>500</text:p>
          </table:table-cell>
          <table:table-cell office:value-type="float" office:value="0.001869" calcext:value-type="float">
            <text:p>0.001869</text:p>
          </table:table-cell>
          <table:table-cell table:number-columns-repeated="60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1:12:29.410287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3:41:33.381888713</meta:creation-date>
    <dc:date>2021-04-26T11:17:14.901809316</dc:date>
    <meta:editing-duration>PT9M55S</meta:editing-duration>
    <meta:editing-cycles>6</meta:editing-cycles>
    <meta:generator>LibreOffice/6.4.6.2$Linux_X86_64 LibreOffice_project/40$Build-2</meta:generator>
    <meta:document-statistic meta:table-count="1" meta:cell-count="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9cm" svg:height="6.189cm" xlink:href=".." xlink:type="simple" chart:class="chart:scatter" chart:style-name="ch1">
        <chart:title svg:x="4.107cm" svg:y="0.259cm" chart:style-name="ch2">
          <text:p>Selection Sort</text:p>
        </chart:title>
        <chart:subtitle svg:x="4.728cm" svg:y="1.161cm" chart:style-name="ch3">
          <text:p>n vs T(n)</text:p>
        </chart:subtitle>
        <chart:plot-area chart:style-name="ch4" table:cell-range-address="Sheet1.A3:Sheet1.B7" svg:x="1.234cm" svg:y="1.967cm" svg:width="9.702cm" svg:height="3.118cm">
          <chartooo:coordinate-region svg:x="2.517cm" svg:y="2.166cm" svg:width="8.139cm" svg:height="2.272cm"/>
          <chart:axis chart:dimension="x" chart:name="primary-x" chart:style-name="ch5">
            <chart:title svg:x="5.935cm" svg:y="5.208cm" chart:style-name="ch6">
              <text:p>n</text:p>
            </chart:title>
          </chart:axis>
          <chart:axis chart:dimension="y" chart:name="primary-y" chart:style-name="ch5">
            <chart:title svg:x="0.451cm" svg:y="3.874cm" chart:style-name="ch7">
              <text:p>T(n)</text:p>
            </chart:title>
            <chart:grid chart:style-name="ch8" chart:class="major"/>
          </chart:axis>
          <chart:series chart:style-name="ch9" chart:values-cell-range-address="Sheet1.B3:Sheet1.B7" chart:class="chart:scatter">
            <chart:domain table:cell-range-address="Sheet1.A3:Sheet1.A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28">
                <text:p>0.000028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734">
                <text:p>0.000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6cm" svg:height="8.952cm" xlink:href=".." xlink:type="simple" chart:class="chart:scatter" chart:style-name="ch1">
        <chart:title svg:x="5.389cm" svg:y="0.315cm" chart:style-name="ch2">
          <text:p>Bubble Sort</text:p>
        </chart:title>
        <chart:plot-area chart:style-name="ch3" table:cell-range-address="Sheet1.C3:Sheet1.D7" svg:x="0.866cm" svg:y="0.102cm" svg:width="10.62cm" svg:height="8.594cm">
          <chartooo:coordinate-region svg:x="2.149cm" svg:y="0.302cm" svg:width="9.057cm" svg:height="7.747cm"/>
          <chart:axis chart:dimension="x" chart:name="primary-x" chart:style-name="ch4">
            <chart:title svg:x="6.026cm" svg:y="8.392cm" chart:style-name="ch5">
              <text:p>n</text:p>
            </chart:title>
          </chart:axis>
          <chart:axis chart:dimension="y" chart:name="primary-y" chart:style-name="ch4">
            <chart:title svg:x="0.042cm" svg:y="4.747cm" chart:style-name="ch6">
              <text:p>T(n)</text:p>
            </chart:title>
            <chart:grid chart:style-name="ch7" chart:class="major"/>
          </chart:axis>
          <chart:series chart:style-name="ch8" chart:values-cell-range-address="Sheet1.D3:Sheet1.D7" chart:class="chart:scatter">
            <chart:domain table:cell-range-address="Sheet1.C3:Sheet1.C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3:Sheet1.C7</svg:desc>
                </draw:g>
              </table:table-cell>
              <table:table-cell office:value-type="float" office:value="0.000074">
                <text:p>0.000074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869">
                <text:p>0.001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